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9963" officeooo:paragraph-rsid="00139963"/>
    </style:style>
    <style:style style:name="P2" style:family="paragraph" style:parent-style-name="Standard">
      <style:text-properties officeooo:rsid="00168d99" officeooo:paragraph-rsid="00168d99"/>
    </style:style>
    <style:style style:name="P3" style:family="paragraph" style:parent-style-name="Standard">
      <style:text-properties officeooo:rsid="00196b7a" officeooo:paragraph-rsid="00196b7a"/>
    </style:style>
    <style:style style:name="P4" style:family="paragraph" style:parent-style-name="Standard">
      <style:text-properties officeooo:rsid="001c09d3" officeooo:paragraph-rsid="001c09d3"/>
    </style:style>
    <style:style style:name="P5" style:family="paragraph" style:parent-style-name="Standard">
      <style:text-properties officeooo:rsid="001c9174" officeooo:paragraph-rsid="001c9174"/>
    </style:style>
    <style:style style:name="P6" style:family="paragraph" style:parent-style-name="Standard">
      <style:text-properties officeooo:rsid="001c9174" officeooo:paragraph-rsid="001dfd38"/>
    </style:style>
    <style:style style:name="P7" style:family="paragraph" style:parent-style-name="Standard">
      <style:text-properties officeooo:rsid="001dfd38" officeooo:paragraph-rsid="001dfd38"/>
    </style:style>
    <style:style style:name="P8" style:family="paragraph" style:parent-style-name="Standard">
      <style:text-properties officeooo:rsid="001dfd38" officeooo:paragraph-rsid="0020c63d"/>
    </style:style>
    <style:style style:name="P9" style:family="paragraph" style:parent-style-name="Standard">
      <style:text-properties officeooo:rsid="001f2bed" officeooo:paragraph-rsid="001f2bed"/>
    </style:style>
    <style:style style:name="P10" style:family="paragraph" style:parent-style-name="Standard">
      <style:text-properties officeooo:rsid="0020c63d" officeooo:paragraph-rsid="0020c63d"/>
    </style:style>
    <style:style style:name="P11" style:family="paragraph" style:parent-style-name="Standard">
      <style:text-properties officeooo:rsid="00217737" officeooo:paragraph-rsid="00217737"/>
    </style:style>
    <style:style style:name="P12" style:family="paragraph" style:parent-style-name="Standard">
      <style:text-properties style:text-underline-style="solid" style:text-underline-width="auto" style:text-underline-color="font-color" officeooo:rsid="00168d99" officeooo:paragraph-rsid="00168d99"/>
    </style:style>
    <style:style style:name="P13" style:family="paragraph" style:parent-style-name="Standard">
      <style:text-properties style:text-underline-style="solid" style:text-underline-width="auto" style:text-underline-color="font-color" officeooo:rsid="0024223c" officeooo:paragraph-rsid="0024223c"/>
    </style:style>
    <style:style style:name="P14" style:family="paragraph" style:parent-style-name="Standard">
      <style:text-properties style:text-underline-style="solid" style:text-underline-width="auto" style:text-underline-color="font-color" officeooo:rsid="00264e21" officeooo:paragraph-rsid="00264e21"/>
    </style:style>
    <style:style style:name="P15" style:family="paragraph" style:parent-style-name="Standard">
      <style:text-properties style:text-underline-style="none" officeooo:rsid="0024223c" officeooo:paragraph-rsid="0024223c"/>
    </style:style>
    <style:style style:name="P16" style:family="paragraph" style:parent-style-name="Standard">
      <style:text-properties style:text-underline-style="none" officeooo:rsid="00264e21" officeooo:paragraph-rsid="00264e21"/>
    </style:style>
    <style:style style:name="P17" style:family="paragraph" style:parent-style-name="Standard">
      <style:text-properties style:text-underline-style="none" officeooo:rsid="0026e6d7" officeooo:paragraph-rsid="0026e6d7"/>
    </style:style>
    <style:style style:name="P18" style:family="paragraph" style:parent-style-name="Standard">
      <style:text-properties style:text-underline-style="none" officeooo:rsid="00292edb" officeooo:paragraph-rsid="00292edb"/>
    </style:style>
    <style:style style:name="P19" style:family="paragraph" style:parent-style-name="Standard">
      <style:text-properties style:text-underline-style="none" officeooo:rsid="00299e18" officeooo:paragraph-rsid="00299e18"/>
    </style:style>
    <style:style style:name="P20" style:family="paragraph" style:parent-style-name="Standard">
      <style:text-properties style:text-underline-style="none" officeooo:rsid="002af3a9" officeooo:paragraph-rsid="00299e18"/>
    </style:style>
    <style:style style:name="P21" style:family="paragraph" style:parent-style-name="Standard">
      <style:text-properties style:text-underline-style="none" officeooo:rsid="002af3a9" officeooo:paragraph-rsid="002af3a9"/>
    </style:style>
    <style:style style:name="P22" style:family="paragraph" style:parent-style-name="Standard">
      <style:text-properties style:text-underline-style="none" officeooo:rsid="002d0812" officeooo:paragraph-rsid="002d0812"/>
    </style:style>
    <style:style style:name="P23" style:family="paragraph" style:parent-style-name="Standard">
      <style:text-properties style:text-underline-style="none" officeooo:rsid="002ec82d" officeooo:paragraph-rsid="002ec82d"/>
    </style:style>
    <style:style style:name="P24" style:family="paragraph" style:parent-style-name="Standard">
      <style:text-properties style:text-underline-style="none" officeooo:rsid="002f30e0" officeooo:paragraph-rsid="002f30e0"/>
    </style:style>
    <style:style style:name="P25" style:family="paragraph" style:parent-style-name="Standard">
      <style:text-properties style:text-underline-style="solid" style:text-underline-width="auto" style:text-underline-color="font-color" officeooo:rsid="0024223c" officeooo:paragraph-rsid="0024223c"/>
    </style:style>
    <style:style style:name="P26" style:family="paragraph" style:parent-style-name="Standard">
      <style:paragraph-properties fo:break-before="page"/>
      <style:text-properties style:text-underline-style="none" officeooo:rsid="0026e6d7" officeooo:paragraph-rsid="0026e6d7"/>
    </style:style>
    <style:style style:name="T1" style:family="text">
      <style:text-properties officeooo:rsid="001dfd38"/>
    </style:style>
    <style:style style:name="T2" style:family="text">
      <style:text-properties officeooo:rsid="0021adc0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292edb"/>
    </style:style>
    <style:style style:name="T5" style:family="text">
      <style:text-properties officeooo:rsid="002ec8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xo Casal Rodríguez</text:p>
      <text:p text:style-name="P1"/>
      <text:p text:style-name="P2"/>
      <text:p text:style-name="P3">27- <text:tab/>set @jugon=5;</text:p>
      <text:p text:style-name="P3"><text:s/><text:tab/>select * from jugadores WHERE valoracion = @jugon;</text:p>
      <text:p text:style-name="P3"/>
      <text:p text:style-name="P4">28-<text:tab/>select * from jugadores where tapones is not null;</text:p>
      <text:p text:style-name="P4"><text:tab/>select * from jugadores where tapones is null;</text:p>
      <text:p text:style-name="P4"/>
      <text:p text:style-name="P6">29-<text:tab/>select * from jugadores where partidos in(1093,697,926,687);</text:p>
      <text:p text:style-name="P6"><text:tab/>select * from jugadores where partirdos partidos=1093 or partidos= 697 or partidos=<text:span text:style-name="T1">9</text:span>26 or partidos= 687;</text:p>
      <text:p text:style-name="P5"/>
      <text:p text:style-name="P8">30- <text:tab/>select * from jugadores where partidos not in(1093,697,926,687);</text:p>
      <text:p text:style-name="P8"><text:tab/>select * from jugadores where partidos!=1093 and partidos!=697 and partidos!=926 and </text:p>
      <text:p text:style-name="P8">partidos =687;</text:p>
      <text:p text:style-name="P7"/>
      <text:p text:style-name="P9">31- <text:span text:style-name="T1"><text:s/><text:tab/>select * from jugadores where puntos&gt;=17 and puntos&lt;=25;</text:span></text:p>
      <text:p text:style-name="P9"><text:span text:style-name="T1"><text:tab/>select * from jugadores where puntos between 17 and 25;</text:span><text:tab/></text:p>
      <text:p text:style-name="P9"/>
      <text:p text:style-name="P10">32- <text:tab/>select "el ju<text:span text:style-name="T2">ga</text:span>dor", nombre, "ha metido", puntos, "puntos" from jugadores;</text:p>
      <text:p text:style-name="P10"/>
      <text:p text:style-name="P11">33- <text:tab/></text:p>
      <text:p text:style-name="P3"><text:tab/></text:p>
      <text:p text:style-name="P12"/>
      <text:p text:style-name="P12"/>
      <text:p text:style-name="P12"/>
      <text:p text:style-name="P12"/>
      <text:p text:style-name="P13">Entrega</text:p>
      <text:p text:style-name="P13"/>
      <text:p text:style-name="P23">1- <text:tab/>select distinct plataforma from juegos;</text:p>
      <text:p text:style-name="P13"/>
      <text:p text:style-name="P15">2- <text:s/><text:tab/>select * from juegos where precioAlquiler &gt; 4 and precioAlquiler &lt; 6;</text:p>
      <text:p text:style-name="P15"/>
      <text:p text:style-name="P15">3- <text:tab/>select * from juegos order by plataforma asc, nombre desc; </text:p>
      <text:p text:style-name="P15"/>
      <text:p text:style-name="P15">4- <text:tab/>select nombre,precioventa from juegos where precioventa&lt;40;</text:p>
      <text:p text:style-name="P15"/>
      <text:p text:style-name="P15">5- <text:tab/>select * from juegos where plataforma = "PC";</text:p>
      <text:p text:style-name="P15"/>
      <text:p text:style-name="P15">6-<text:tab/>select distinct plataforma, precioalquiler from juegos;</text:p>
      <text:p text:style-name="P15"/>
      <text:p text:style-name="P16">7-<text:tab/>select nombre from juegos where precioventa = (select min(precioventa) from juegos where plataforma = "xbox");</text:p>
      <text:p text:style-name="P16"/>
      <text:p text:style-name="P14"><text:span text:style-name="T3">8-<text:tab/> select id, nombre, precioventa from juegos where </text:span><text:span text:style-name="T4">between 20 and</text:span><text:span text:style-name="T3"> 30 order by precioventa asc;</text:span></text:p>
      <text:p text:style-name="P16"/>
      <text:p text:style-name="P16">9-<text:tab/>select distinct plataforma from juegos where precioalquiler = (select min(precioalquiler) from juegos);</text:p>
      <text:p text:style-name="P16"/>
      <text:p text:style-name="P17">10-<text:tab/>select * from juegos where stockalquiler is null;</text:p>
      <text:p text:style-name="P26">11-<text:tab/>select * from juegos where precioventa between 20 and 50 and plataforma in ("PC","XBOX","playstation") order by nombre desc;</text:p>
      <text:p text:style-name="P17"/>
      <text:p text:style-name="P18">12-<text:tab/>select * from juegos where precioalquiler in (3,5,8);</text:p>
      <text:p text:style-name="P18"/>
      <text:p text:style-name="P19">13- <text:tab/>select * from juegos order by nombre asc limit 4, 3;</text:p>
      <text:p text:style-name="P20"/>
      <text:p text:style-name="P21">14- <text:tab/>rename table juegos to xogos;</text:p>
      <text:p text:style-name="P21"><text:tab/>select plataforma as "xogos.plataforma", nombre "xogos.nombre" from xogos limit 0,3;</text:p>
      <text:p text:style-name="P21"/>
      <text:p text:style-name="P21">15- <text:tab/> SELECT * FROM xogos WHERE nombre not LIKE "%&amp;%";</text:p>
      <text:p text:style-name="P21"/>
      <text:p text:style-name="P22">16-<text:tab/> select distinct plataforma from xogos where plataforma like "%P%";</text:p>
      <text:p text:style-name="P22"/>
      <text:p text:style-name="P22">17- <text:tab/>select nombre from xogos where nombre like "M%";</text:p>
      <text:p text:style-name="P22"/>
      <text:p text:style-name="P22">18-<text:tab/>select nombre,plataforma from xogos where nombre like "L%" and stockventa &gt; 10;</text:p>
      <text:p text:style-name="P22"/>
      <text:p text:style-name="P22">19-<text:tab/>select nombre from xogos where nombre like "M_N%" or "L_N%";</text:p>
      <text:p text:style-name="P22"/>
      <text:p text:style-name="P22">20- <text:tab/>select * from xogos where stockventa between 1 and 10 and nombre like "%O%" and precioventa not between 30 and 40; </text:p>
      <text:p text:style-name="P22"/>
      <text:p text:style-name="P23">21- <text:tab/>select * from xogos where nombre like "_A%" or nombre like "_E%" or nombre like "_I%" or nombre like "_O%" or nombre like "_U%";</text:p>
      <text:p text:style-name="P23"/>
      <text:p text:style-name="P24">22-<text:tab/>select * from xogos where nombre not like "_A%" and nombre not like "_E%" and nombre not like "_i%"and nombre not like "_o%" and nombre not like "_u%"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02T12:46:25.812000000</dc:date>
    <meta:editing-duration>PT1H1M19S</meta:editing-duration>
    <meta:editing-cycles>11</meta:editing-cycles>
    <meta:generator>LibreOffice/7.1.6.2$Windows_X86_64 LibreOffice_project/0e133318fcee89abacd6a7d077e292f1145735c3</meta:generator>
    <meta:document-statistic meta:table-count="0" meta:image-count="0" meta:object-count="0" meta:page-count="2" meta:paragraph-count="39" meta:word-count="401" meta:character-count="2552" meta:non-whitespace-character-count="2155"/>
  </office:meta>
</office:document-meta>
</file>